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 Sans" svg:font-family="'Open Sans', sans-serif"/>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397cm" loext:contextual-spacing="false" style:line-height-at-least="0.556cm" fo:widows="1" fo:text-indent="0cm" style:auto-text-indent="false" fo:padding="0cm" fo:border="none"/>
    </style:style>
    <style:style style:name="P2" style:family="paragraph" style:parent-style-name="Preformatted_20_Text">
      <style:text-properties style:font-name="Times New Roman" officeooo:rsid="0018e796" officeooo:paragraph-rsid="0018e796"/>
    </style:style>
    <style:style style:name="P3" style:family="paragraph" style:parent-style-name="Preformatted_20_Text">
      <style:paragraph-properties fo:text-align="center" style:justify-single-word="false"/>
      <style:text-properties style:font-name="Times New Roman" fo:font-size="18pt" fo:font-weight="bold" officeooo:rsid="0018e796" officeooo:paragraph-rsid="0018e796" style:font-size-asian="18pt" style:font-weight-asian="bold" style:font-size-complex="18pt" style:font-weight-complex="bold"/>
    </style:style>
    <style:style style:name="P4" style:family="paragraph" style:parent-style-name="Preformatted_20_Text">
      <style:paragraph-properties fo:text-align="center" style:justify-single-word="false"/>
      <style:text-properties style:font-name="Times New Roman" fo:font-size="18pt" fo:font-weight="bold" officeooo:rsid="00196eb1" officeooo:paragraph-rsid="00196eb1" style:font-size-asian="18pt" style:font-weight-asian="bold" style:font-size-complex="18pt" style:font-weight-complex="bold"/>
    </style:style>
    <style:style style:name="P5" style:family="paragraph" style:parent-style-name="Preformatted_20_Text">
      <style:text-properties style:font-name="Times New Roman" officeooo:rsid="00196eb1" officeooo:paragraph-rsid="00196eb1"/>
    </style:style>
    <style:style style:name="P6" style:family="paragraph" style:parent-style-name="Preformatted_20_Text">
      <style:text-properties style:font-name="Times New Roman" officeooo:rsid="00196eb1" officeooo:paragraph-rsid="001c9510"/>
    </style:style>
    <style:style style:name="P7" style:family="paragraph" style:parent-style-name="Preformatted_20_Text">
      <style:text-properties style:font-name="Times New Roman" officeooo:rsid="001c9510" officeooo:paragraph-rsid="001c9510"/>
    </style:style>
    <style:style style:name="P8" style:family="paragraph" style:parent-style-name="Preformatted_20_Text">
      <style:text-properties style:font-name="Times New Roman" officeooo:rsid="001c9510" officeooo:paragraph-rsid="002013a3"/>
    </style:style>
    <style:style style:name="P9" style:family="paragraph" style:parent-style-name="Preformatted_20_Text">
      <style:text-properties style:font-name="Times New Roman" officeooo:rsid="00206b10" officeooo:paragraph-rsid="00206b10"/>
    </style:style>
    <style:style style:name="P10" style:family="paragraph" style:parent-style-name="Preformatted_20_Text">
      <style:text-properties style:font-name="Times New Roman" officeooo:rsid="00206b10" officeooo:paragraph-rsid="0020c6ea"/>
    </style:style>
    <style:style style:name="P11" style:family="paragraph" style:parent-style-name="Preformatted_20_Text">
      <style:paragraph-properties fo:margin-left="1.251cm" fo:margin-right="0cm" fo:text-indent="0cm" style:auto-text-indent="false"/>
      <style:text-properties style:font-name="Times New Roman" officeooo:rsid="00196eb1" officeooo:paragraph-rsid="001c9510"/>
    </style:style>
    <style:style style:name="P12" style:family="paragraph" style:parent-style-name="Preformatted_20_Text">
      <style:paragraph-properties fo:margin-left="1.251cm" fo:margin-right="0cm" fo:text-indent="0cm" style:auto-text-indent="false"/>
      <style:text-properties style:font-name="Times New Roman" officeooo:rsid="001c9510" officeooo:paragraph-rsid="002013a3"/>
    </style:style>
    <style:style style:name="P13" style:family="paragraph" style:parent-style-name="Preformatted_20_Text">
      <style:paragraph-properties fo:margin-left="1.251cm" fo:margin-right="0cm" fo:text-indent="0cm" style:auto-text-indent="false"/>
      <style:text-properties style:font-name="Times New Roman" officeooo:rsid="00206b10" officeooo:paragraph-rsid="0020c6ea"/>
    </style:style>
    <style:style style:name="P14" style:family="paragraph" style:parent-style-name="Heading_20_2">
      <style:text-properties fo:font-variant="normal" fo:text-transform="none" fo:color="#1b2229" style:font-name="Times New Roman" fo:letter-spacing="normal" fo:font-style="normal" fo:font-weight="bold" officeooo:rsid="0018e796" officeooo:paragraph-rsid="0018e796"/>
    </style:style>
    <style:style style:name="T1" style:family="text">
      <style:text-properties fo:font-variant="normal" fo:text-transform="none" fo:color="#455463" style:font-name="Open Sans" fo:font-size="10.5pt" fo:letter-spacing="normal" fo:font-style="normal" fo:font-weight="normal"/>
    </style:style>
    <style:style style:name="T2" style:family="text">
      <style:text-properties fo:font-variant="normal" fo:text-transform="none" fo:color="#455463" fo:letter-spacing="normal"/>
    </style:style>
    <style:style style:name="T3" style:family="text">
      <style:text-properties fo:font-variant="normal" fo:text-transform="none" fo:color="#455463" style:font-name="Times New Roman" fo:letter-spacing="normal" fo:font-style="normal" fo:font-weight="normal"/>
    </style:style>
    <style:style style:name="T4" style:family="text">
      <style:text-properties fo:font-variant="normal" fo:text-transform="none" fo:color="#b83c82" style:font-name="Open Sans" fo:font-size="10.5pt" fo:letter-spacing="normal" fo:font-style="normal" style:text-underline-style="solid" style:text-underline-width="auto" style:text-underline-color="font-color" fo:font-weight="normal"/>
    </style:style>
    <style:style style:name="T5" style:family="text">
      <style:text-properties fo:font-variant="normal" fo:text-transform="none" fo:color="#b83c82" style:font-name="Times New Roman" fo:letter-spacing="normal" fo:font-style="normal" style:text-underline-style="solid" style:text-underline-width="auto" style:text-underline-color="font-color" fo:font-weight="normal"/>
    </style:style>
    <style:style style:name="T6" style:family="text">
      <style:text-properties fo:font-variant="normal" fo:text-transform="none" fo:color="#000000" style:font-name="monospace" fo:font-size="11.25pt" fo:letter-spacing="normal" fo:font-style="normal" fo:font-weight="bold"/>
    </style:style>
    <style:style style:name="T7" style:family="text">
      <style:text-properties fo:font-variant="normal" fo:text-transform="none" fo:color="#000000" style:font-name="monospace" fo:font-size="11.25pt" fo:letter-spacing="normal" fo:font-style="normal" fo:font-weight="normal"/>
    </style:style>
    <style:style style:name="T8" style:family="text">
      <style:text-properties fo:font-variant="normal" fo:text-transform="none" fo:color="#000000" fo:letter-spacing="normal"/>
    </style:style>
    <style:style style:name="T9" style:family="text">
      <style:text-properties fo:font-variant="normal" fo:text-transform="none" fo:color="#000000" fo:font-size="11.25pt" fo:letter-spacing="normal" fo:font-style="normal" fo:font-weight="bold"/>
    </style:style>
    <style:style style:name="T10" style:family="text">
      <style:text-properties fo:font-variant="normal" fo:text-transform="none" fo:color="#000000" fo:font-size="11.25pt" fo:letter-spacing="normal" fo:font-style="normal" fo:font-weight="normal"/>
    </style:style>
    <style:style style:name="T11" style:family="text">
      <style:text-properties fo:font-variant="normal" fo:text-transform="none" fo:color="#880000" fo:font-size="11.25pt" fo:letter-spacing="normal" fo:font-style="normal" fo:font-weight="normal"/>
    </style:style>
    <style:style style:name="T12" style:family="text">
      <style:text-properties officeooo:rsid="0019dc00"/>
    </style:style>
    <style:style style:name="T13" style:family="text">
      <style:text-properties officeooo:rsid="001d76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es fonctions évenements</text:p>
      <text:p text:style-name="P2"/>
      <text:p text:style-name="P2">Un script dans Unity n'est pas comme un programme traditionnelle ou le code fonctinne continuellement dans une boucle jusqu’à que la tache soit complète, Plutot, Unity passe le contrôle a un script par intermittence en appelant certaine fonctions qui sont déclaré en son sein. Une fois qu'une fonction a finis de fonctionner, le contrôle est passé en retour à Unity. Ces fonctions sont appelées fonctions d'évenements car elles sont activées par Unity en réponse a des évenements qui se produise pendant le jeu. Unitu utilise un schemat de nomage pour identifier chaque fonction appelée par un évenement particulier. Par exemple, vous voulez toujours avec la fonction Update (appelée avant une image qui se met à jour) et la Start (appelée juste avant la que la première image soit à jour). Beaucoup plus de fonctions d'évenement sont disponible dans Unity, La liste complète peu être trouv dans la page de référence des sripts pour la class « MonoBehavior » ainsi que les détails de leurs utilsiations. Voici quelques-uns des évenements les plus communs et les plus importants.</text:p>
      <text:p text:style-name="P2"/>
      <text:h text:style-name="P14" text:outline-level="2">Regular Update Events</text:h>
      <text:p text:style-name="P1"><text:span text:style-name="T3">A game is rather like an animation where the animation frames are generated on the fly. A key concept in games programming is that of making changes to position, state and behavior of objects in the game just before each frame is rendered. The </text:span><text:a xlink:type="simple" xlink:href="http://docs.unity3d.com/ScriptReference/MonoBehaviour.Update.html" text:style-name="Internet_20_link" text:visited-style-name="Visited_20_Internet_20_Link"><text:span text:style-name="T5">Update</text:span></text:a><text:span text:style-name="T3"> function is the main place for this kind of code in Unity. Update is called before the frame is rendered and also before animations are calculated.</text:span></text:p>
      <text:p text:style-name="P2"/>
      <text:p text:style-name="P4">Les evenements régulier de mise à jour</text:p>
      <text:p text:style-name="P5"/>
      <text:p text:style-name="P5">Un jeu est un peu comme une animation où les images d'animation sont générées à la volée. Un concept clé dans la programmation de jeux est de faire des changements de position, d'état et de comportement d'objets dans le jeu juste avant le rendu de chaque trame. La fonction « Update » est la principale pour ce genre de code dans Unity. La fonctione « Update » est appelée avant le rendu de la trame et aussi avant que l<text:span text:style-name="T12">es </text:span>animation<text:span text:style-name="T12">s</text:span> soit calculé<text:span text:style-name="T12">s</text:span>.</text:p>
      <text:p text:style-name="P5"/>
      <text:p text:style-name="P6"><text:span text:style-name="T9">void</text:span><text:span text:style-name="T8"> </text:span><text:span text:style-name="T10">Update() { </text:span></text:p>
      <text:p text:style-name="P11"><text:span text:style-name="T9">float</text:span><text:span text:style-name="T8"> </text:span><text:span text:style-name="T10">distance = speed * Time.deltaTime * Input.GetAxis(</text:span><text:span text:style-name="T11">"Horizontal"</text:span><text:span text:style-name="T10">); transform.Translate(Vector3.right * distance); </text:span></text:p>
      <text:p text:style-name="P6"><text:span text:style-name="T10">}</text:span> </text:p>
      <text:p text:style-name="P7"/>
      <text:p text:style-name="P7">Le moteur physique met également à jour à intervalles de temps discrets d'une manière similaire au rendu d'une trame.</text:p>
      <text:p text:style-name="P7">Une fonction d'événement séparé appelé « FixedUpdate » est appelée juste avant chaque mise à jour de la physique. <text:span text:style-name="T13">Depuis la mise à jour de la physique et des mise à jour de trames qui ne fonctionne pas à la même fréquence, vous obtiendrez des resultas plus précis depuis le code de la physique si vous le placez dans la fonction « FixedUpdate » plutôt que « Update »</text:span></text:p>
      <text:p text:style-name="P7"/>
      <text:p text:style-name="P8"><text:span text:style-name="T9">void</text:span><text:span text:style-name="T8"> </text:span><text:span text:style-name="T10">FixedUpdate() { </text:span></text:p>
      <text:p text:style-name="P12"><text:span text:style-name="T10">Vector3 force = transform.forward * driveForce * Input.GetAxis(</text:span><text:span text:style-name="T11">"Vertical"</text:span><text:span text:style-name="T10">); </text:span></text:p>
      <text:p text:style-name="P12"><text:span text:style-name="T10">rigidbody.AddForce(force); </text:span></text:p>
      <text:p text:style-name="P8"><text:span text:style-name="T10">}</text:span></text:p>
      <text:p text:style-name="P8"><text:s/></text:p>
      <text:p text:style-name="P8"/>
      <text:p text:style-name="P8"/>
      <text:p text:style-name="P9">Il est également parfois utile de pouvoir apporter des modifications supplémentaires à un point après que la fonction « Updae » et la fonction « FixedUpdate » soit appelés pour tous les objets de la scène et après que toutes les animations ne soit calculés.</text:p>
      <text:p text:style-name="P9">Un exemple est où une caméra devrait rester en place sur un objet cible ; l'ajustement de l'orientation de la caméra doit être fait après que l'objet ciblé est bougé. Un autre exemple est l'endroit où le code du script devrait l'emporter sur l'effet d'une animation (par exemple, pour faire tourner la tête du personnage vers un objet cible dans la scène).</text:p>
      <text:p text:style-name="P9">La fonction « LastUpdate » peut être utilisé pour ce genre de situations.</text:p>
      <text:p text:style-name="P9"/>
      <text:p text:style-name="P9"/>
      <text:p text:style-name="P9"/>
      <text:p text:style-name="P10"><text:soft-page-break/><text:span text:style-name="T9">void</text:span><text:span text:style-name="T8"> </text:span><text:span text:style-name="T10">LateUpdate() { </text:span></text:p>
      <text:p text:style-name="P13"><text:span text:style-name="T10">Camera.main.transform.LookAt(target.transform); </text:span></text:p>
      <text:p text:style-name="P10"><text:span text:style-name="T10">}</text:span></text:p>
      <text:p text:style-name="P10"><text:span text:style-name="T10"><text:s/></text:span><text:line-break/></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Open Sans" svg:font-family="'Open Sans', sans-serif"/>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5-27T12:06:52.576000000</dc:date>
    <meta:editing-duration>PT38M25S</meta:editing-duration>
    <meta:editing-cycles>9</meta:editing-cycles>
    <meta:generator>LibreOffice/4.4.0.3$Windows_x86 LibreOffice_project/de093506bcdc5fafd9023ee680b8c60e3e0645d7</meta:generator>
    <meta:document-statistic meta:table-count="0" meta:image-count="0" meta:object-count="0" meta:page-count="2" meta:paragraph-count="23" meta:word-count="584" meta:character-count="3509" meta:non-whitespace-character-count="2935"/>
  </office:meta>
</office:document-meta>
</file>